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71"/><text:span text:style-name="T1">Что такое люди?</text:span></text:p>
      <text:p text:style-name="P1">В вихре дел и событий нам редко удается даже просто перевести дух, не то чтобы подумать о чем-то. В одно из таких мгновений я задумалась о том, что же такое люди. Вопрос странный. Люди-это биологические существа, обладающие разумом. Но только ли это? И если нет, то что же еще?</text:p>
      <text:p text:style-name="P1">Назначение у нас великое. Мы созданы Богом созидать этот мир, делать его чище, лучше, может и правильнее. Нам дано очень многое: разум, чуткое сердце, способное сопереживать, умение наблюдать, учиться... Возможности нашего мозга, да и организма в целом тоже, до сих пор не изучены. Мы как вид уникальны.</text:p>
      <text:p text:style-name="P1">Обладая таким огромным богатством, ценнее которого не было больше пожалуй больше и никогда мы, казалось бы, должны чувствовать большую ответственность за этот мир. И ставить перед собою вопрос черезвычайной важности: как же нам распорядиться этим как можно более правильно?</text:p>
      <text:p text:style-name="P1">Да, соглашусь, мы здесь, на Земле, хозяева. Но важно помнить, что это не навечно. Поскольку мы все смертны, как это не прискорбно. И нам все равно придется давать отчет о том, что и как происходило с вверенным нам кусочком мира.</text:p>
      <text:p text:style-name="P1">Но почему-то все это ничего не говорит современному человеку. Мы только разрушаем. Все начинается с нас, и разрушая себя, мы разрушаем и все нас окружающее. </text:p>
      <text:p text:style-name="P1">Возможно Вы со мной не согласитесь.</text:p>
      <text:p text:style-name="P1">-А как же гениальные достижения науки и техники, медицины? Как же высокий уровень жизни?- с негодованием спросите Вы.</text:p>
      <text:p text:style-name="P1">Позвольте...для чего все эти открытия? Какова их цель, зачем они? Для того, чтобы облегчить нам жизнь. Намерение, несомненно, благое. Но не все так однозначно. </text:p>
      <text:p text:style-name="P1">Посмотрите на жизнь вокруг себя. Это же ужасно: для сегодняшнего человека цель всей жизни-неоценимого подарка людям!-получить от нее максимум удовольствия. Чудовищный по своей природе лозунг « Бери от жизни все!» стал девизом для огромного количества людей.</text:p>
      <text:p text:style-name="P1">Низкопробные передачи по телевизору, ненормативная лексика, дешевая литература... Все это стало неотделимой частью нашей жизни. И никто не удосуживается просто подумать и понять: это же откровенный хлам и мусор. </text:p>
      <text:p text:style-name="P1">Я искренне не понимаю почему старшие, при таком положении вещей, негодуют, глядя на современную молодежь. Ведь ВАША, дорогие взрослые, политика вседозволенности привела народ к очевидному падению нравов. Человек, воспитанный «Домом-2» и «Вконтакте» не поймет и не воспримет, допустим, Пушкина, Шуберта, Тарковского...Но дело поправимо, если взяться за него ответственно. Есть вещи гораздо более страшные.</text:p>
      <text:p text:style-name="P1">В современном обществе происходит подмена понятий. То, что раньше считалось ужасным, теперь считается знаком избранности и взросления. Мы спокойно смотрим как 13-летние девицы курят и пьют. Некому обьяснить им простую истину: они убивают и калечат наше будущее. На худой конец просто лишают нас его.</text:p>
      <text:p text:style-name="P1"><text:soft-page-break/>А наркомания...и прочии мании. Зачем мы добровольно себя убиваем?</text:p>
      <text:p text:style-name="P1">Люди, остановитесь! Задумайтесь об этом. Ведь мы даже людьми называться не можем в полном смысле слова! Потому что мы не созидаем. Срочно надо что-то менять. Сначала себя. А потом и государство. Но так больше нельзя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Елизавета Чижикова</meta:initial-creator>
    <meta:creation-date>2012-01-22T15:58:02.43</meta:creation-date>
    <dc:date>2012-01-22T19:15:02.49</dc:date>
    <dc:creator>Елизавета Чижикова</dc:creator>
    <meta:editing-duration>PT1H19M28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2" meta:paragraph-count="15" meta:word-count="457" meta:character-count="3089"/>
  </office:meta>
</office:document-meta>
</file>